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shapes>
          <draw:frame draw:z-index="0" draw:style-name="gr1" draw:text-style-name="P1" svg:width="7.3mm" svg:height="5.34mm" svg:x="90.31mm" svg:y="0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53mm" svg:height="5.34mm" svg:x="67.74mm" svg:y="0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7.3mm" svg:height="5.34mm" svg:x="107.59mm" svg:y="0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6.53mm" svg:height="5.34mm" svg:x="120.6mm" svg:y="0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<text:s text:c="2"/>/ </text:p>
          </table:table-cell>
          <table:table-cell table:style-name="ce2" office:value-type="string" calcext:value-type="string">
            <text:p>∆1</text:p>
          </table:table-cell>
          <table:table-cell office:value-type="string" calcext:value-type="string">
            <text:p>QA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(POWER([.D2];2)*[.C2])*[.B2]" office:value-type="float" office:value="1250" calcext:value-type="float">
            <text:p>1250</text:p>
          </table:table-cell>
          <table:table-cell table:formula="of:=ABS([.E2]/[.D2])" office:value-type="float" office:value="50" calcext:value-type="float">
            <text:p>50</text:p>
          </table:table-cell>
          <table:table-cell/>
          <table:table-cell table:formula="of:=[.D2]+[.G5]" office:value-type="float" office:value="22.5" calcext:value-type="float">
            <text:p>22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POWER([.D3];2)*[.C3])*[.B3]" office:value-type="float" office:value="625" calcext:value-type="float">
            <text:p>625</text:p>
          </table:table-cell>
          <table:table-cell table:formula="of:=ABS([.E3]/[.D3])" office:value-type="float" office:value="25" calcext:value-type="float">
            <text:p>25</text:p>
          </table:table-cell>
          <table:table-cell/>
          <table:table-cell table:formula="of:=[.D3]+[.G5]-[.G10]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(POWER([.D4];2)*[.C4])*[.B4]" office:value-type="float" office:value="-1250" calcext:value-type="float">
            <text:p>-1250</text:p>
          </table:table-cell>
          <table:table-cell table:formula="of:=ABS([.E4]/[.D4])" office:value-type="float" office:value="50" calcext:value-type="float">
            <text:p>50</text:p>
          </table:table-cell>
          <table:table-cell/>
          <table:table-cell table:formula="of:=[.D4]*[.B4]+[.G5]" office:value-type="float" office:value="-27.5" calcext:value-type="float">
            <text:p>-27.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SUM([.E2:.E4])" office:value-type="float" office:value="625" calcext:value-type="float">
            <text:p>625</text:p>
          </table:table-cell>
          <table:table-cell table:formula="of:=SUM([.F2:.F4])" office:value-type="float" office:value="125" calcext:value-type="float">
            <text:p>125</text:p>
          </table:table-cell>
          <table:table-cell table:formula="of:=[.E5]/(2*[.F5])*-1" office:value-type="float" office:value="-2.5" calcext:value-type="float">
            <text:p>-2.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(POWER([.D7];2)*[.C7])*[.B7]" office:value-type="float" office:value="10000" calcext:value-type="float">
            <text:p>10000</text:p>
          </table:table-cell>
          <table:table-cell table:formula="of:=ABS([.E7]/[.D7])" office:value-type="float" office:value="200" calcext:value-type="float">
            <text:p>200</text:p>
          </table:table-cell>
          <table:table-cell/>
          <table:table-cell table:formula="of:=[.D7]+[.G10]" office:value-type="float" office:value="37.5" calcext:value-type="float">
            <text:p>37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(POWER([.D8];2)*[.C8])*[.B8]" office:value-type="float" office:value="-1875" calcext:value-type="float">
            <text:p>-1875</text:p>
          </table:table-cell>
          <table:table-cell table:formula="of:=ABS([.E8]/[.D8])" office:value-type="float" office:value="75" calcext:value-type="float">
            <text:p>75</text:p>
          </table:table-cell>
          <table:table-cell/>
          <table:table-cell table:formula="of:=[.D8]*[.B8]+[.G10]" office:value-type="float" office:value="-37.5" calcext:value-type="float">
            <text:p>-37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POWER([.D9];2)*[.C9])*[.B9]" office:value-type="float" office:value="-625" calcext:value-type="float">
            <text:p>-625</text:p>
          </table:table-cell>
          <table:table-cell table:formula="of:=ABS([.E9]/[.D9])" office:value-type="float" office:value="25" calcext:value-type="float">
            <text:p>25</text:p>
          </table:table-cell>
          <table:table-cell/>
          <table:table-cell table:formula="of:=[.D8]*[.B8]+[.G10]-[.G5]" office:value-type="float" office:value="-35" calcext:value-type="float">
            <text:p>-3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SUM([.E7:.E9])" office:value-type="float" office:value="7500" calcext:value-type="float">
            <text:p>7500</text:p>
          </table:table-cell>
          <table:table-cell table:formula="of:=SUM([.F7:.F9])" office:value-type="float" office:value="300" calcext:value-type="float">
            <text:p>300</text:p>
          </table:table-cell>
          <table:table-cell table:formula="of:=[.E10]/(2*[.F10])*-1" office:value-type="float" office:value="-12.5" calcext:value-type="float">
            <text:p>-12.5</text:p>
          </table:table-cell>
          <table:table-cell table:style-name="Default"/>
          <table:table-cell table:number-columns-repeated="1015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21:06:21.689344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8-02-12T21:18:45.670340048</dc:date>
    <meta:editing-duration>PT37M7S</meta:editing-duration>
    <meta:editing-cycles>37</meta:editing-cycles>
    <meta:document-statistic meta:table-count="1" meta:cell-count="54" meta:object-count="4"/>
  </office:meta>
</office:document-meta>
</file>

<file path=Object 1/content.xml><?xml version="1.0" encoding="utf-8"?>
<math xmlns="http://www.w3.org/1998/Math/MathML" display="block">
  <semantics>
    <msub>
      <mi>H</mi>
      <mi>L</mi>
    </msub>
    <annotation encoding="StarMath 5.0">H_{L}</annotation>
  </semantics>
</math>
</file>

<file path=Object 2/content.xml><?xml version="1.0" encoding="utf-8"?>
<math xmlns="http://www.w3.org/1998/Math/MathML" display="block">
  <semantics>
    <msub>
      <mi>H</mi>
      <mi>L</mi>
    </msub>
    <annotation encoding="StarMath 5.0">H_{L}</annotation>
  </semantics>
</math>
</file>

<file path=Object 3/content.xml><?xml version="1.0" encoding="utf-8"?>
<math xmlns="http://www.w3.org/1998/Math/MathML" display="block">
  <semantics>
    <msub>
      <mi>Q</mi>
      <mi>a</mi>
    </msub>
    <annotation encoding="StarMath 5.0">Q_{a}</annotation>
  </semantics>
</math>
</file>

<file path=Object 4/content.xml><?xml version="1.0" encoding="utf-8"?>
<math xmlns="http://www.w3.org/1998/Math/MathML" display="block">
  <semantics>
    <msub>
      <mi>Q</mi>
      <mi>a</mi>
    </msub>
    <annotation encoding="StarMath 5.0">Q_{a}</annotation>
  </semantics>
</math>
</file>